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2.7cm" svg:y="1.587cm">
            <draw:object draw:notify-on-update-of-ranges="Hoja1.A1:Hoja1.A1 Hoja1.A2:Hoja1.A41 Hoja1.B1:Hoja1.B1 Hoja1.B2:Hoja1.B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lomas</text:p>
          </table:table-cell>
          <table:table-cell office:value-type="string" calcext:value-type="string">
            <text:p>Halc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1:29:23.8079339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1:06:09.064520630</meta:creation-date>
    <dc:date>2017-09-26T01:29:54.840648531</dc:date>
    <dc:creator>Adrián Pimentel</dc:creator>
    <meta:editing-duration>PT7M29S</meta:editing-duration>
    <meta:editing-cycles>5</meta:editing-cycles>
    <meta:generator>LibreOffice/4.3.3.2$Linux_X86_64 LibreOffice_project/430m0$Build-2</meta:generator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1 paloma contra 239 halcones</text:p>
        </chart:title>
        <chart:legend chart:legend-position="end" svg:x="13.177cm" svg:y="3.926cm" style:legend-expansion="high" chart:style-name="ch3"/>
        <chart:plot-area chart:style-name="ch4" table:cell-range-address="Hoja1.A1:Hoja1.B41" chart:data-source-has-labels="row" svg:x="1.426cm" svg:y="1.275cm" svg:width="11.431cm" svg:height="6.469cm">
          <chartooo:coordinate-region svg:x="2.233cm" svg:y="1.474cm" svg:width="10.437cm" svg:height="5.225cm"/>
          <chart:axis chart:dimension="x" chart:name="primary-x" chart:style-name="ch5">
            <chart:title svg:x="6.542cm" svg:y="7.925cm" chart:style-name="ch6">
              <text:p>Turnos</text:p>
            </chart:title>
          </chart:axis>
          <chart:axis chart:dimension="y" chart:name="primary-y" chart:style-name="ch5">
            <chart:title svg:x="0.451cm" svg:y="5.36cm" chart:style-name="ch7">
              <text:p>Individuos</text:p>
            </chart:title>
            <chart:grid chart:style-name="ch8" chart:class="major"/>
          </chart:axis>
          <chart:series chart:style-name="ch9" chart:values-cell-range-address="Hoja1.A2:Hoja1.A41" chart:label-cell-address="Hoja1.A1:Hoja1.A1" chart:class="chart:line">
            <chart:data-point chart:repeated="40"/>
          </chart:series>
          <chart:series chart:style-name="ch10" chart:values-cell-range-address="Hoja1.B2:Hoja1.B41" chart:label-cell-address="Hoja1.B1:Hoja1.B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omas</text:p>
                <draw:g>
                  <svg:desc>Hoja1.A1:Hoja1.A1</svg:desc>
                </draw:g>
              </table:table-cell>
              <table:table-cell office:value-type="string">
                <text:p>Halcone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41</svg:desc>
                </draw:g>
              </table:table-cell>
              <table:table-cell office:value-type="float" office:value="239">
                <text:p>239</text:p>
                <draw:g>
                  <svg:desc>Hoja1.B2:Hoja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">
                <text:p>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">
                <text:p>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